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2" style:family="table">
      <style:table-properties style:width="6.6931in" fo:break-before="auto" fo:break-after="auto" table:align="center"/>
    </style:style>
    <style:style style:name="Tabelle2.A" style:family="table-column">
      <style:table-column-properties style:column-width="2.5167in"/>
    </style:style>
    <style:style style:name="Tabelle2.B" style:family="table-column">
      <style:table-column-properties style:column-width="4.1764in"/>
    </style:style>
    <style:style style:name="Tabel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382in" fo:border="0.05pt solid #000000"/>
    </style:style>
    <style:style style:name="Tabelle2.A2" style:family="table-cell">
      <style:table-cell-properties fo:padding="0.0382in" fo:border-left="0.05pt solid #000000" fo:border-right="none" fo:border-top="none" fo:border-bottom="0.05pt solid #000000"/>
    </style:style>
    <style:style style:name="Tabel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elle3" style:family="table">
      <style:table-properties style:width="6.6931in" fo:break-before="auto" fo:break-after="auto" table:align="center"/>
    </style:style>
    <style:style style:name="Tabelle3.A" style:family="table-column">
      <style:table-column-properties style:column-width="2.5167in"/>
    </style:style>
    <style:style style:name="Tabelle3.B" style:family="table-column">
      <style:table-column-properties style:column-width="4.1764in"/>
    </style:style>
    <style:style style:name="Tabel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382in" fo:border="0.05pt solid #000000"/>
    </style:style>
    <style:style style:name="Tabelle3.A2" style:family="table-cell">
      <style:table-cell-properties fo:padding="0.0382in" fo:border-left="0.05pt solid #000000" fo:border-right="none" fo:border-top="none" fo:border-bottom="0.05pt solid #000000"/>
    </style:style>
    <style:style style:name="Tabel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6pt" style:font-size-asian="6pt" style:font-size-complex="6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-asian="Liberation Serif1" style:font-name-complex="Liberation Serif1"/>
    </style:style>
    <style:style style:name="T4" style:family="text">
      <style:text-properties style:font-name-asian="DejaVu Sans" style:font-name-complex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Name, Vorname</text:p>
          </table:table-cell>
          <table:table-cell table:style-name="Tabelle2.B1" office:value-type="string">
            <text:p text:style-name="P3"/>
            <text:p text:style-name="P3">______________________________________________________</text:p>
          </table:table-cell>
        </table:table-row>
        <table:table-row>
          <table:table-cell table:style-name="Tabelle2.A2" office:value-type="string">
            <text:p text:style-name="P3">Wie schätzt du Deine Linux-Erfahrung ein?</text:p>
          </table:table-cell>
          <table:table-cell table:style-name="Tabelle2.B2" office:value-type="string">
            <text:p text:style-name="P3"><text:span text:style-name="T1">□ </text:span><text:span text:style-name="T1">Neuling <text:s/></text:span><text:span text:style-name="T1">□ </text:span><text:span text:style-name="T1">Anwender <text:s/></text:span><text:span text:style-name="T1">□ </text:span><text:span text:style-name="T1">langjähriger Nutzer <text:s/></text:span><text:span text:style-name="T1">□ </text:span><text:span text:style-name="T1">Entwickler</text:span></text:p>
          </table:table-cell>
        </table:table-row>
        <table:table-row>
          <table:table-cell table:style-name="Tabelle2.A3" office:value-type="string">
            <text:p text:style-name="P3">Wie bist Du auf den Augsburger</text:p>
            <text:p text:style-name="P3">Linux Infotag aufmerksam geworden?</text:p>
          </table:table-cell>
          <table:table-cell table:style-name="Tabelle2.B2" office:value-type="string">
            <text:p text:style-name="P3"><text:span text:style-name="T1">□</text:span><text:span text:style-name="T2"> Soziale Netzwerke (Facebook, Twitter...)</text:span></text:p>
            <text:p text:style-name="P3"><text:span text:style-name="T1">□</text:span><text:span text:style-name="T2"> Internetportale, Nachrichtenticker</text:span></text:p>
            <text:p text:style-name="P3"><text:span text:style-name="T1">□</text:span><text:span text:style-name="T2"> LUGA-Seite</text:span></text:p>
            <text:p text:style-name="P3"><text:span text:style-name="T1">□</text:span><text:span text:style-name="T2"> Bekannte, Freunde</text:span></text:p>
            <text:p text:style-name="P3"><text:span text:style-name="T1">□</text:span><text:span text:style-name="T2"> Printmedien (Zeitung...)</text:span></text:p>
            <text:p text:style-name="P3"><text:span text:style-name="T1">□</text:span><text:span text:style-name="T2"> Flyer</text:span></text:p>
            <text:p text:style-name="P3"><text:span text:style-name="T1">□</text:span><text:span text:style-name="T2"> Sonstiges:____________________________________________</text:span></text:p>
          </table:table-cell>
        </table:table-row>
        <table:table-row>
          <table:table-cell table:style-name="Tabelle2.A2" office:value-type="string">
            <text:p text:style-name="P3">Wie gefällt Dir der Linux Infotag?</text:p>
          </table:table-cell>
          <table:table-cell table:style-name="Tabelle2.B2" office:value-type="string">
            <text:p text:style-name="P3"><text:span text:style-name="T1">□</text:span><text:span text:style-name="T2"> </text:span><text:span text:style-name="T2">sehr gut <text:s/></text:span><text:span text:style-name="T1">□ </text:span><text:span text:style-name="T1">gut <text:s/></text:span><text:span text:style-name="T1">□ </text:span><text:span text:style-name="T1">mäßig <text:s/></text:span><text:span text:style-name="T1">□ </text:span><text:span text:style-name="T1">schlecht <text:s/></text:span><text:span text:style-name="T1">□ </text:span><text:span text:style-name="T1">sehr schlecht</text:span></text:p>
          </table:table-cell>
        </table:table-row>
        <table:table-row>
          <table:table-cell table:style-name="Tabelle2.A2" office:value-type="string">
            <text:p text:style-name="P3">Was können wir besser machen?</text:p>
          </table:table-cell>
          <table:table-cell table:style-name="Tabelle2.B2" office:value-type="string">
            <text:p text:style-name="P1"><text:span text:style-name="T3">Vorträge: <text:s text:c="4"/>□ </text:span><text:span text:style-name="T3">mehr </text:span><text:span text:style-name="T4"><text:s text:c="2"/></text:span><text:span text:style-name="T3">□</text:span><text:span text:style-name="T4"> </text:span><text:span text:style-name="T4">genauso viele <text:s/></text:span><text:span text:style-name="T3">□</text:span><text:span text:style-name="T4"> </text:span><text:span text:style-name="T4">weniger</text:span></text:p>
            <text:p text:style-name="P1"><text:span text:style-name="T4"><text:s text:c="20"/></text:span><text:span text:style-name="T1">□ </text:span><text:span text:style-name="T1">länger</text:span><text:span text:style-name="T1"> </text:span><text:span text:style-name="T1">□ </text:span><text:span text:style-name="T1">genauso lang </text:span><text:span text:style-name="T1"><text:s text:c="2"/></text:span><text:span text:style-name="T1">□ </text:span><text:span text:style-name="T1">kürzer</text:span></text:p>
            <text:p text:style-name="P1"><text:span text:style-name="T4">Stände: <text:s text:c="7"/></text:span><text:span text:style-name="T3">□ </text:span><text:span text:style-name="T3">mehr <text:s/></text:span><text:span text:style-name="T4"><text:s/></text:span><text:span text:style-name="T3">□</text:span><text:span text:style-name="T4"> </text:span><text:span text:style-name="T4">genauso viele <text:s/></text:span><text:span text:style-name="T3">□</text:span><text:span text:style-name="T4"> </text:span><text:span text:style-name="T4">weniger</text:span></text:p>
            <text:p text:style-name="P1"><text:span text:style-name="T4">Workshops: </text:span><text:span text:style-name="T3">□ </text:span><text:span text:style-name="T3">mehr </text:span><text:span text:style-name="T4"><text:s text:c="2"/></text:span><text:span text:style-name="T3">□</text:span><text:span text:style-name="T4"> </text:span><text:span text:style-name="T4">genauso viele <text:s/></text:span><text:span text:style-name="T3">□</text:span><text:span text:style-name="T4"> </text:span><text:span text:style-name="T4">weniger</text:span></text:p>
            <text:p text:style-name="P1"><text:span text:style-name="T4">Ausrichtung: </text:span><text:span text:style-name="T3">□ </text:span><text:span text:style-name="T3">Anwender <text:s/></text:span><text:span text:style-name="T3">□ </text:span><text:span text:style-name="T3">Entwickler <text:s/></text:span><text:span text:style-name="T3">□ </text:span><text:span text:style-name="T3">Einsteiger</text:span></text:p>
            <text:p text:style-name="P1"/>
            <text:p text:style-name="P2">Kritik: ________________________________________________</text:p>
            <text:p text:style-name="P2"/>
            <text:p text:style-name="P2">______________________________________________________</text:p>
          </table:table-cell>
        </table:table-row>
        <table:table-row>
          <table:table-cell table:style-name="Tabelle2.A2" office:value-type="string">
            <text:p text:style-name="P3">Organisation und Ablauf wirken...</text:p>
          </table:table-cell>
          <table:table-cell table:style-name="Tabelle2.B2" office:value-type="string">
            <text:p text:style-name="P1"><text:span text:style-name="T1">□ </text:span><text:span text:style-name="T1">gut und strukturiert</text:span><text:span text:style-name="T1"> <text:s/></text:span><text:span text:style-name="T1">□ </text:span><text:span text:style-name="T1">manchmal improvisiert</text:span><text:span text:style-name="T1"> <text:s/></text:span><text:span text:style-name="T1">□ </text:span><text:span text:style-name="T1">chaotisch</text:span></text:p>
          </table:table-cell>
        </table:table-row>
        <table:table-row>
          <table:table-cell table:style-name="Tabelle2.A2" office:value-type="string">
            <text:p text:style-name="P3">Wie viele Vorträge besuchst Du?</text:p>
          </table:table-cell>
          <table:table-cell table:style-name="Tabelle2.B2" office:value-type="string">
            <text:p text:style-name="P1"><text:span text:style-name="T1">□ </text:span><text:span text:style-name="T1">1 <text:s/></text:span><text:span text:style-name="T1">□ </text:span><text:span text:style-name="T1">2 <text:s/></text:span><text:span text:style-name="T1">□ </text:span><text:span text:style-name="T1">3 <text:s/></text:span><text:span text:style-name="T1">□ </text:span><text:span text:style-name="T1">4 <text:s/></text:span><text:span text:style-name="T1">□ </text:span><text:span text:style-name="T1">5 <text:s/></text:span><text:span text:style-name="T1">□ </text:span><text:span text:style-name="T1">6</text:span></text:p>
          </table:table-cell>
        </table:table-row>
        <table:table-row>
          <table:table-cell table:style-name="Tabelle2.A2" office:value-type="string">
            <text:p text:style-name="P3">Wann besuchst du den Linux Infotag?</text:p>
          </table:table-cell>
          <table:table-cell table:style-name="Tabelle2.B2" office:value-type="string">
            <text:p text:style-name="P1"><text:span text:style-name="T1">□ </text:span><text:span text:style-name="T1">vor der Mittagspause <text:s/></text:span><text:span text:style-name="T1">□ </text:span><text:span text:style-name="T1">Nachmittags <text:s/></text:span><text:span text:style-name="T1">□ </text:span><text:span text:style-name="T1">ganztä</text:span><text:span text:style-name="T1">gig</text:span></text:p>
          </table:table-cell>
        </table:table-row>
        <table:table-row>
          <table:table-cell table:style-name="Tabelle2.A2" office:value-type="string">
            <text:p text:style-name="P3">Willst Du über zukünftige Linux Infotage per Mail informiert werden?</text:p>
            <text:p text:style-name="P3">(ca. 3 Mails pro Jahr)</text:p>
          </table:table-cell>
          <table:table-cell table:style-name="Tabelle2.B2" office:value-type="string">
            <text:p text:style-name="P3"><text:span text:style-name="T1">□ </text:span><text:span text:style-name="T1">nein</text:span></text:p>
            <text:p text:style-name="P3"><text:span text:style-name="T1">□ </text:span><text:span text:style-name="T1">ja: Mail-Adresse: ______________________________________</text:span></text:p>
          </table:table-cell>
        </table:table-row>
      </table:table>
      <text:p text:style-name="Standard"/>
      <text:p text:style-name="P4">(Mit dem Ausfüllen der Umfrage nimmst Du automatisch an der Verlosung teil. Die Verlosung findet gegen 17:15 Uhr statt. Gewinnen kann nur, wer während der Verlosung anwesend ist.)</text:p>
      <text:p text:style-name="P4"/>
      <text:p text:style-name="P5"/>
      <text:p text:style-name="P4"/>
      <text:p text:style-name="P4"/>
      <text:p text:style-name="P4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">Name, Vorname</text:p>
          </table:table-cell>
          <table:table-cell table:style-name="Tabelle3.B1" office:value-type="string">
            <text:p text:style-name="P3"/>
            <text:p text:style-name="P3">______________________________________________________</text:p>
          </table:table-cell>
        </table:table-row>
        <table:table-row>
          <table:table-cell table:style-name="Tabelle3.A2" office:value-type="string">
            <text:p text:style-name="P3">Wie schätzt du Deine Linux-Erfahrung ein?</text:p>
          </table:table-cell>
          <table:table-cell table:style-name="Tabelle3.B2" office:value-type="string">
            <text:p text:style-name="P3"><text:span text:style-name="T1">□ </text:span><text:span text:style-name="T1">Neuling <text:s/></text:span><text:span text:style-name="T1">□ </text:span><text:span text:style-name="T1">Anwender <text:s/></text:span><text:span text:style-name="T1">□ </text:span><text:span text:style-name="T1">langjähriger Nutzer <text:s/></text:span><text:span text:style-name="T1">□ </text:span><text:span text:style-name="T1">Entwickler</text:span></text:p>
          </table:table-cell>
        </table:table-row>
        <table:table-row>
          <table:table-cell table:style-name="Tabelle3.A3" office:value-type="string">
            <text:p text:style-name="P3">Wie bist Du auf den Augsburger</text:p>
            <text:p text:style-name="P3">Linux Infotag aufmerksam geworden?</text:p>
          </table:table-cell>
          <table:table-cell table:style-name="Tabelle3.B2" office:value-type="string">
            <text:p text:style-name="P3"><text:span text:style-name="T1">□</text:span><text:span text:style-name="T2"> Soziale Netzwerke (Facebook, Twitter...)</text:span></text:p>
            <text:p text:style-name="P3"><text:span text:style-name="T1">□</text:span><text:span text:style-name="T2"> Internetportale, Nachrichtenticker</text:span></text:p>
            <text:p text:style-name="P3"><text:span text:style-name="T1">□</text:span><text:span text:style-name="T2"> LUGA-Seite</text:span></text:p>
            <text:p text:style-name="P3"><text:span text:style-name="T1">□</text:span><text:span text:style-name="T2"> Bekannte, Freunde</text:span></text:p>
            <text:p text:style-name="P3"><text:span text:style-name="T1">□</text:span><text:span text:style-name="T2"> Printmedien (Zeitung...)</text:span></text:p>
            <text:p text:style-name="P3"><text:span text:style-name="T1">□</text:span><text:span text:style-name="T2"> Flyer</text:span></text:p>
            <text:p text:style-name="P3"><text:span text:style-name="T1">□</text:span><text:span text:style-name="T2"> Sonstiges:____________________________________________</text:span></text:p>
          </table:table-cell>
        </table:table-row>
        <table:table-row>
          <table:table-cell table:style-name="Tabelle3.A2" office:value-type="string">
            <text:p text:style-name="P3">Wie gefällt Dir der Linux Infotag?</text:p>
          </table:table-cell>
          <table:table-cell table:style-name="Tabelle3.B2" office:value-type="string">
            <text:p text:style-name="P3"><text:span text:style-name="T1">□</text:span><text:span text:style-name="T2"> </text:span><text:span text:style-name="T2">sehr gut <text:s/></text:span><text:span text:style-name="T1">□ </text:span><text:span text:style-name="T1">gut <text:s/></text:span><text:span text:style-name="T1">□ </text:span><text:span text:style-name="T1">mäßig <text:s/></text:span><text:span text:style-name="T1">□ </text:span><text:span text:style-name="T1">schlecht <text:s/></text:span><text:span text:style-name="T1">□ </text:span><text:span text:style-name="T1">sehr schlecht</text:span></text:p>
          </table:table-cell>
        </table:table-row>
        <table:table-row>
          <table:table-cell table:style-name="Tabelle3.A2" office:value-type="string">
            <text:p text:style-name="P3">Was können wir besser machen?</text:p>
          </table:table-cell>
          <table:table-cell table:style-name="Tabelle3.B2" office:value-type="string">
            <text:p text:style-name="P1"><text:span text:style-name="T3">Vorträge: <text:s text:c="4"/>□ </text:span><text:span text:style-name="T3">mehr </text:span><text:span text:style-name="T4"><text:s text:c="2"/></text:span><text:span text:style-name="T3">□</text:span><text:span text:style-name="T4"> </text:span><text:span text:style-name="T4">genauso viele <text:s/></text:span><text:span text:style-name="T3">□</text:span><text:span text:style-name="T4"> </text:span><text:span text:style-name="T4">weniger</text:span></text:p>
            <text:p text:style-name="P1"><text:span text:style-name="T4"><text:s text:c="20"/></text:span><text:span text:style-name="T1">□ </text:span><text:span text:style-name="T1">länger</text:span><text:span text:style-name="T1"> </text:span><text:span text:style-name="T1">□ </text:span><text:span text:style-name="T1">genauso lang </text:span><text:span text:style-name="T1"><text:s text:c="2"/></text:span><text:span text:style-name="T1">□ </text:span><text:span text:style-name="T1">kürzer</text:span></text:p>
            <text:p text:style-name="P1"><text:span text:style-name="T4">Stände: <text:s text:c="7"/></text:span><text:span text:style-name="T3">□ </text:span><text:span text:style-name="T3">mehr <text:s/></text:span><text:span text:style-name="T4"><text:s/></text:span><text:span text:style-name="T3">□</text:span><text:span text:style-name="T4"> </text:span><text:span text:style-name="T4">genauso viele <text:s/></text:span><text:span text:style-name="T3">□</text:span><text:span text:style-name="T4"> </text:span><text:span text:style-name="T4">weniger</text:span></text:p>
            <text:p text:style-name="P1"><text:span text:style-name="T4">Workshops: </text:span><text:span text:style-name="T3">□ </text:span><text:span text:style-name="T3">mehr </text:span><text:span text:style-name="T4"><text:s text:c="2"/></text:span><text:span text:style-name="T3">□</text:span><text:span text:style-name="T4"> </text:span><text:span text:style-name="T4">genauso viele <text:s/></text:span><text:span text:style-name="T3">□</text:span><text:span text:style-name="T4"> </text:span><text:span text:style-name="T4">weniger</text:span></text:p>
            <text:p text:style-name="P1"><text:span text:style-name="T4">Ausrichtung: </text:span><text:span text:style-name="T3">□ </text:span><text:span text:style-name="T3">Anwender <text:s/></text:span><text:span text:style-name="T3">□ </text:span><text:span text:style-name="T3">Entwickler <text:s/></text:span><text:span text:style-name="T3">□ </text:span><text:span text:style-name="T3">Einsteiger</text:span></text:p>
            <text:p text:style-name="P1"/>
            <text:p text:style-name="P2">Kritik: ________________________________________________</text:p>
            <text:p text:style-name="P2"/>
            <text:p text:style-name="P2">______________________________________________________</text:p>
          </table:table-cell>
        </table:table-row>
        <table:table-row>
          <table:table-cell table:style-name="Tabelle3.A2" office:value-type="string">
            <text:p text:style-name="P3">Organisation und Ablauf wirken...</text:p>
          </table:table-cell>
          <table:table-cell table:style-name="Tabelle3.B2" office:value-type="string">
            <text:p text:style-name="P1"><text:span text:style-name="T1">□ </text:span><text:span text:style-name="T1">gut und strukturiert</text:span><text:span text:style-name="T1"> <text:s/></text:span><text:span text:style-name="T1">□ </text:span><text:span text:style-name="T1">manchmal improvisiert</text:span><text:span text:style-name="T1"> <text:s/></text:span><text:span text:style-name="T1">□ </text:span><text:span text:style-name="T1">chaotisch</text:span></text:p>
          </table:table-cell>
        </table:table-row>
        <table:table-row>
          <table:table-cell table:style-name="Tabelle3.A2" office:value-type="string">
            <text:p text:style-name="P3">Wie viele Vorträge besuchst Du?</text:p>
          </table:table-cell>
          <table:table-cell table:style-name="Tabelle3.B2" office:value-type="string">
            <text:p text:style-name="P1"><text:span text:style-name="T1">□ </text:span><text:span text:style-name="T1">1 <text:s/></text:span><text:span text:style-name="T1">□ </text:span><text:span text:style-name="T1">2 <text:s/></text:span><text:span text:style-name="T1">□ </text:span><text:span text:style-name="T1">3 <text:s/></text:span><text:span text:style-name="T1">□ </text:span><text:span text:style-name="T1">4 <text:s/></text:span><text:span text:style-name="T1">□ </text:span><text:span text:style-name="T1">5 <text:s/></text:span><text:span text:style-name="T1">□ </text:span><text:span text:style-name="T1">6</text:span></text:p>
          </table:table-cell>
        </table:table-row>
        <table:table-row>
          <table:table-cell table:style-name="Tabelle3.A2" office:value-type="string">
            <text:p text:style-name="P3">Wann besuchst du den Linux Infotag?</text:p>
          </table:table-cell>
          <table:table-cell table:style-name="Tabelle3.B2" office:value-type="string">
            <text:p text:style-name="P1"><text:span text:style-name="T1">□ </text:span><text:span text:style-name="T1">vor der Mittagspause <text:s/></text:span><text:span text:style-name="T1">□ </text:span><text:span text:style-name="T1">Nachmittags <text:s/></text:span><text:span text:style-name="T1">□ </text:span><text:span text:style-name="T1">ganztätig</text:span></text:p>
          </table:table-cell>
        </table:table-row>
        <table:table-row>
          <table:table-cell table:style-name="Tabelle3.A2" office:value-type="string">
            <text:p text:style-name="P3">Willst Du über zukünftige Linux Infotage per Mail informiert werden?</text:p>
            <text:p text:style-name="P3">(ca. 3 Mails pro Jahr)</text:p>
          </table:table-cell>
          <table:table-cell table:style-name="Tabelle3.B2" office:value-type="string">
            <text:p text:style-name="P3"><text:span text:style-name="T1">□ </text:span><text:span text:style-name="T1">nein</text:span></text:p>
            <text:p text:style-name="P3"><text:span text:style-name="T1">□ </text:span><text:span text:style-name="T1">ja: Mail-Adresse: ______________________________________</text:span></text:p>
          </table:table-cell>
        </table:table-row>
      </table:table>
      <text:p text:style-name="P4"/>
      <text:p text:style-name="P4">(Mit dem Ausfüllen der Umfrage nimmst Du automatisch an der Verlosung teil. Die Verlosung findet gegen 17:15 Uhr statt. Gewinnen kann nur, wer während der Verlosung anwesend ist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72in" fo:margin-bottom="0.47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26T00:28:59</meta:creation-date>
    <dc:date>2015-03-26T16:59:35</dc:date>
    <meta:editing-duration>PT9M42S</meta:editing-duration>
    <meta:editing-cycles>3</meta:editing-cycles>
    <meta:generator>LibreOffice/3.5$Linux_X86_64 LibreOffice_project/350m1$Build-2</meta:generator>
    <meta:document-statistic meta:table-count="2" meta:image-count="0" meta:object-count="0" meta:page-count="1" meta:paragraph-count="68" meta:word-count="410" meta:character-count="2952" meta:non-whitespace-character-count="2490"/>
  </office:meta>
</office:document-meta>
</file>